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24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" style:family="graphic" style:parent-style-name="objectwithoutfill">
      <style:graphic-properties draw:stroke="dash" draw:stroke-dash="Ultrafine_20_Dashed" svg:stroke-color="#3465a4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45cm" fo:min-width="0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0.35cm" fo:min-width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09cm" svg:height="0.939cm" svg:x="2.991cm" svg:y="2.461cm">
          <draw:text-box>
            <text:p text:style-name="P1"><text:span text:style-name="T1">Aplication</text:span></text:p>
          </draw:text-box>
        </draw:frame>
        <draw:custom-shape draw:style-name="gr2" draw:text-style-name="P3" draw:layer="layout" svg:width="0.7cm" svg:height="0.7cm" svg:x="4.2cm" svg:y="4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147cm" svg:height="0.839cm" svg:x="3.2cm" svg:y="7.461cm">
          <draw:text-box>
            <text:p text:style-name="P1"><text:span text:style-name="T1">Login de usuari</text:span></text:p>
          </draw:text-box>
        </draw:frame>
        <draw:line draw:style-name="gr4" draw:text-style-name="P4" draw:layer="layout" svg:x1="4.55cm" svg:y1="5.46cm" svg:x2="4.55cm" svg:y2="7.562cm">
          <text:p/>
        </draw:line>
        <draw:frame draw:style-name="gr5" draw:text-style-name="P2" draw:layer="layout" svg:width="7.361cm" svg:height="0.839cm" svg:x="10.8cm" svg:y="7.761cm">
          <draw:text-box>
            <text:p text:style-name="P1"><text:span text:style-name="T1">Validar credencials usuari</text:span></text:p>
          </draw:text-box>
        </draw:frame>
        <draw:line draw:style-name="gr4" draw:text-style-name="P4" draw:layer="layout" svg:x1="7.1cm" svg:y1="7.961cm" svg:x2="11cm" svg:y2="7.961cm">
          <text:p/>
        </draw:line>
        <draw:line draw:style-name="gr6" draw:text-style-name="P4" draw:layer="layout" svg:x1="9.7cm" svg:y1="1.8cm" svg:x2="9.7cm" svg:y2="24.8cm">
          <text:p/>
        </draw:line>
        <draw:frame draw:style-name="gr3" draw:text-style-name="P2" draw:layer="layout" svg:width="4.617cm" svg:height="0.839cm" svg:x="3.3cm" svg:y="9.361cm">
          <draw:text-box>
            <text:p text:style-name="P1"><text:span text:style-name="T1">Registre de client</text:span></text:p>
          </draw:text-box>
        </draw:frame>
        <draw:line draw:style-name="gr7" draw:text-style-name="P4" draw:layer="layout" svg:x1="10.9cm" svg:y1="8.461cm" svg:x2="7.9cm" svg:y2="9.761cm">
          <text:p/>
        </draw:line>
        <draw:frame draw:style-name="gr3" draw:text-style-name="P2" draw:layer="layout" svg:width="6.357cm" svg:height="0.839cm" svg:x="10.9cm" svg:y="9.761cm">
          <draw:text-box>
            <text:p><text:span text:style-name="T1">Validar credencials client</text:span></text:p>
          </draw:text-box>
        </draw:frame>
        <draw:frame draw:style-name="gr8" draw:text-style-name="P5" draw:layer="layout" svg:width="5.1cm" svg:height="3.095cm" svg:x="11.7cm" svg:y="2.466cm">
          <draw:text-box>
            <text:p>Base de dades</text:p>
          </draw:text-box>
        </draw:frame>
        <draw:line draw:style-name="gr7" draw:text-style-name="P4" draw:layer="layout" svg:x1="8.6cm" svg:y1="9.861cm" svg:x2="11.3cm" svg:y2="9.861cm">
          <text:p/>
        </draw:line>
        <draw:frame draw:style-name="gr3" draw:text-style-name="P2" xml:id="id1" draw:id="id1" draw:layer="layout" svg:width="4.968cm" svg:height="0.839cm" svg:x="3.5cm" svg:y="10.861cm">
          <draw:text-box>
            <text:p text:style-name="P1"><text:span text:style-name="T1">Crear llista compra</text:span></text:p>
          </draw:text-box>
        </draw:frame>
        <draw:line draw:style-name="gr7" draw:text-style-name="P4" draw:layer="layout" svg:x1="11.3cm" svg:y1="10.261cm" svg:x2="9.3cm" svg:y2="11.261cm">
          <text:p/>
        </draw:line>
        <draw:frame draw:style-name="gr3" draw:text-style-name="P2" xml:id="id4" draw:id="id4" draw:layer="layout" svg:width="4.028cm" svg:height="0.839cm" svg:x="3.4cm" svg:y="13.261cm">
          <draw:text-box>
            <text:p><text:span text:style-name="T1">Introduir article</text:span></text:p>
          </draw:text-box>
        </draw:frame>
        <draw:custom-shape draw:style-name="gr9" draw:text-style-name="P3" draw:layer="layout" svg:width="1.8cm" svg:height="1.4cm" svg:x="9.5cm" svg:y="13.0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5.95cm" svg:height="0.839cm" svg:x="8.4cm" svg:y="12.122cm">
          <draw:text-box>
            <text:p text:style-name="P1"><text:span text:style-name="T1">Es recepta obligatoria?</text:span></text:p>
          </draw:text-box>
        </draw:frame>
        <draw:line draw:style-name="gr7" draw:text-style-name="P4" draw:layer="layout" svg:x1="7.5cm" svg:y1="13.661cm" svg:x2="9.5cm" svg:y2="13.661cm">
          <text:p/>
        </draw:line>
        <draw:line draw:style-name="gr7" draw:text-style-name="P4" draw:layer="layout" svg:x1="5.25cm" svg:y1="11.859cm" svg:x2="5.25cm" svg:y2="13.462cm">
          <text:p/>
        </draw:line>
        <draw:line draw:style-name="gr7" draw:text-style-name="P4" draw:layer="layout" svg:x1="11.4cm" svg:y1="13.861cm" svg:x2="13.3cm" svg:y2="13.861cm">
          <text:p/>
        </draw:line>
        <draw:frame draw:style-name="gr3" draw:text-style-name="P2" draw:layer="layout" svg:width="1.294cm" svg:height="0.839cm" svg:x="11.8cm" svg:y="14.061cm">
          <draw:text-box>
            <text:p><text:span text:style-name="T1">NO</text:span></text:p>
          </draw:text-box>
        </draw:frame>
        <draw:frame draw:style-name="gr10" draw:text-style-name="P2" draw:layer="layout" svg:width="5.476cm" svg:height="1.427cm" svg:x="13.424cm" svg:y="13.461cm">
          <draw:text-box>
            <text:p><text:span text:style-name="T1">Insertar producte a la comanda</text:span></text:p>
          </draw:text-box>
        </draw:frame>
        <draw:line draw:style-name="gr6" draw:text-style-name="P4" draw:layer="layout" svg:x1="20cm" svg:y1="1.5cm" svg:x2="20cm" svg:y2="24.5cm">
          <text:p/>
        </draw:line>
        <draw:frame draw:style-name="gr3" draw:text-style-name="P2" xml:id="id2" draw:id="id2" draw:layer="layout" svg:width="4.795cm" svg:height="0.839cm" svg:x="3.6cm" svg:y="15.261cm">
          <draw:text-box>
            <text:p><text:span text:style-name="T1">Escanejar recepta</text:span></text:p>
          </draw:text-box>
        </draw:frame>
        <draw:line draw:style-name="gr7" draw:text-style-name="P4" draw:layer="layout" svg:x1="10cm" svg:y1="14.261cm" svg:x2="8.4cm" svg:y2="15.461cm">
          <text:p/>
        </draw:line>
        <draw:frame draw:style-name="gr3" draw:text-style-name="P2" draw:layer="layout" svg:width="1.002cm" svg:height="0.839cm" svg:x="9.398cm" svg:y="14.722cm">
          <draw:text-box draw:corner-radius="0.9cm">
            <text:p><text:span text:style-name="T1">SI</text:span></text:p>
          </draw:text-box>
        </draw:frame>
        <draw:connector draw:style-name="gr7" draw:text-style-name="P4" draw:layer="layout" draw:line-skew="-1.6cm" svg:x1="3.5cm" svg:y1="11.28cm" svg:x2="3.6cm" svg:y2="15.68cm" draw:start-shape="id1" draw:start-glue-point="3" draw:end-shape="id2" draw:end-glue-point="3" svg:d="M3500 11280h-2100v4400h2200" svg:viewBox="0 0 2201 4401">
          <text:p/>
        </draw:connector>
        <draw:frame draw:style-name="gr10" draw:text-style-name="P2" draw:layer="layout" svg:width="5.058cm" svg:height="2.015cm" svg:x="22.842cm" svg:y="14.485cm">
          <draw:text-box>
            <text:p><text:span text:style-name="T1">Buscar productes continguts a la recepta</text:span></text:p>
          </draw:text-box>
        </draw:frame>
        <draw:line draw:style-name="gr7" draw:text-style-name="P4" draw:layer="layout" svg:x1="8.2cm" svg:y1="15.961cm" svg:x2="22.7cm" svg:y2="16.061cm">
          <text:p/>
        </draw:line>
        <draw:line draw:style-name="gr7" draw:text-style-name="P4" draw:layer="layout" svg:x1="22.5cm" svg:y1="15.061cm" svg:x2="18.4cm" svg:y2="14.161cm">
          <text:p/>
        </draw:line>
        <draw:frame draw:style-name="gr11" draw:text-style-name="P2" xml:id="id3" draw:id="id3" draw:layer="layout" svg:width="4.4cm" svg:height="2.015cm" svg:x="3.7cm" svg:y="17.146cm">
          <draw:text-box>
            <text:p text:style-name="P1"><text:span text:style-name="T1">Mostrar preu i descripcio del contingut</text:span></text:p>
          </draw:text-box>
        </draw:frame>
        <draw:connector draw:style-name="gr7" draw:text-style-name="P4" draw:layer="layout" draw:line-skew="-0.2cm" svg:x1="3.7cm" svg:y1="18.153cm" svg:x2="3.4cm" svg:y2="13.68cm" draw:start-shape="id3" draw:start-glue-point="3" draw:end-shape="id4" svg:d="M3700 18153h-1000v-4473h700" svg:viewBox="0 0 1001 4474">
          <text:p/>
        </draw:connector>
        <draw:custom-shape draw:style-name="gr12" draw:text-style-name="P3" xml:id="id5" draw:id="id5" draw:layer="layout" svg:width="1.5cm" svg:height="1.2cm" svg:x="4.5cm" svg:y="20.5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3.227cm" svg:height="1.427cm" svg:x="6.273cm" svg:y="20.073cm">
          <draw:text-box>
            <text:p><text:span text:style-name="T1">Hi ha més articles?</text:span></text:p>
          </draw:text-box>
        </draw:frame>
        <draw:line draw:style-name="gr7" draw:text-style-name="P4" draw:layer="layout" svg:x1="5.1cm" svg:y1="19.061cm" svg:x2="5.1cm" svg:y2="20.461cm">
          <text:p/>
        </draw:line>
        <draw:frame draw:style-name="gr3" draw:text-style-name="P2" draw:layer="layout" svg:width="1.002cm" svg:height="0.839cm" svg:x="3.2cm" svg:y="21.161cm">
          <draw:text-box>
            <text:p><text:span text:style-name="T1">SI</text:span></text:p>
          </draw:text-box>
        </draw:frame>
        <draw:connector draw:style-name="gr7" draw:text-style-name="P4" draw:layer="layout" draw:line-skew="-0.9cm" svg:x1="4.5cm" svg:y1="21.161cm" svg:x2="3.4cm" svg:y2="13.68cm" draw:start-shape="id5" draw:start-glue-point="5" draw:end-shape="id4" draw:end-glue-point="3" svg:d="M4500 21161h-2500v-7481h1400" svg:viewBox="0 0 2501 7482">
          <text:p/>
        </draw:connector>
        <draw:frame draw:style-name="gr3" draw:text-style-name="P2" draw:layer="layout" svg:width="1.294cm" svg:height="0.839cm" svg:x="5.206cm" svg:y="22.1cm">
          <draw:text-box>
            <text:p><text:span text:style-name="T1">NO</text:span></text:p>
          </draw:text-box>
        </draw:frame>
        <draw:frame draw:style-name="gr3" draw:text-style-name="P5" draw:layer="layout" svg:width="4.896cm" svg:height="1.55cm" svg:x="3.7cm" svg:y="23.85cm">
          <draw:text-box>
            <text:p><text:span text:style-name="T1">Calcular total + iva</text:span></text:p>
            <text:p/>
          </draw:text-box>
        </draw:frame>
        <draw:line draw:style-name="gr7" draw:text-style-name="P4" draw:layer="layout" svg:x1="5.3cm" svg:y1="21.9cm" svg:x2="5.3cm" svg:y2="24cm">
          <text:p/>
        </draw:line>
        <draw:frame draw:style-name="gr3" draw:text-style-name="P2" draw:layer="layout" svg:width="4.38cm" svg:height="0.839cm" svg:x="11.1cm" svg:y="23.861cm">
          <draw:text-box>
            <text:p><text:span text:style-name="T1">Actualitzar stock</text:span></text:p>
          </draw:text-box>
        </draw:frame>
        <draw:line draw:style-name="gr7" draw:text-style-name="P4" draw:layer="layout" svg:x1="8.6cm" svg:y1="24.4cm" svg:x2="11.3cm" svg:y2="24.4cm">
          <text:p/>
        </draw:line>
        <draw:line draw:style-name="gr7" draw:text-style-name="P4" draw:layer="layout" svg:x1="11.4cm" svg:y1="24.6cm" svg:x2="6.5cm" svg:y2="25.5cm">
          <text:p/>
        </draw:line>
        <draw:frame draw:style-name="gr3" draw:text-style-name="P2" draw:layer="layout" svg:width="3.846cm" svg:height="0.839cm" svg:x="4.1cm" svg:y="25.4cm">
          <draw:text-box>
            <text:p><text:span text:style-name="T1">Generar ticket</text:span></text:p>
          </draw:text-box>
        </draw:frame>
        <draw:frame draw:style-name="gr13" draw:text-style-name="P2" draw:layer="layout" svg:width="4.7cm" svg:height="1.039cm" svg:x="21.4cm" svg:y="2.961cm">
          <draw:text-box>
            <text:p text:style-name="P1"><text:span text:style-name="T1">Servei we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6:38:37.601000000</meta:creation-date>
    <dc:date>2018-01-25T16:58:43.900000000</dc:date>
    <meta:editing-duration>PT9M55S</meta:editing-duration>
    <meta:editing-cycles>2</meta:editing-cycles>
    <meta:generator>LibreOffice/5.4.4.2$Windows_x86 LibreOffice_project/2524958677847fb3bb44820e40380acbe820f960</meta:generator>
    <meta:document-statistic meta:object-count="45"/>
  </office:meta>
</office:document-meta>
</file>